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Кошки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Кличка</text:p>
          </table:table-cell>
          <table:table-cell office:value-type="string" table:style-name="ce2">
            <text:p>Возраст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Веник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Фунтик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Изюмик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Лавашик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Зефир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Анчоус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Кексик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Беляш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Гарфилд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Тяпа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Халк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Паприка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Африка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Балтика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Гаечк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Дося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Жужа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Ириска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Ивушка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Колбаска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Охра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Плюша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Чуи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Корица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Аарон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Велес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Гамлет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Жак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Лайм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Немо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Ники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Персик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Рембо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Юпитер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Васаби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Брюс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Зохан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Индиго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Багира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Ассоль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Есения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Ежевика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Тори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Каппа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Ивет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Олси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Синди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Фиджи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Фортуна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Ямайка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Хелле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Вова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Степ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Барсик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Рыжик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Боня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Жора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Марс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Макс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Тимка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Анфиса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Алиса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Ева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Жужа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Пуся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Юл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Маша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Весна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Боня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Соня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Сима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Роза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number-rows-repeated="1048503" table:style-name="ro1">
          <table:table-cell table:number-columns-repeated="16384"/>
        </table:table-row>
      </table:table>
      <table:table table:name="Результа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ID кошки</text:p>
          </table:table-cell>
          <table:table-cell office:value-type="string" table:style-name="ce2">
            <text:p>Качество шерсти</text:p>
          </table:table-cell>
          <table:table-cell office:value-type="string" table:style-name="ce2">
            <text:p>Показатель здоровья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7" table:style-name="ce1">
            <text:p>5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7" table:style-name="ce1">
            <text:p>5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Евгений Поздняк</meta:initial-creator>
    <dc:creator>Admin</dc:creator>
    <meta:creation-date>2022-01-24T09:18:06Z</meta:creation-date>
    <dc:date>2023-08-04T13:16:49Z</dc:date>
  </office:meta>
</office:document-meta>
</file>